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163cm" fo:min-width="5.469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2.113cm" fo:min-width="5.419cm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20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draw:stroke="none" svg:stroke-color="#000000" draw:fill="none" draw:fill-color="#ffffff" fo:min-height="0.429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loext:graphic-properties draw:fill="none"/>
      <style:paragraph-properties fo:text-align="center"/>
      <style:text-properties style:font-name="Cantarell1" fo:font-size="12pt" style:font-size-asian="18pt" style:font-weight-asian="normal" style:font-size-complex="18pt"/>
    </style:style>
    <style:style style:name="P4" style:family="paragraph">
      <loext:graphic-properties draw:fill="none"/>
      <style:paragraph-properties fo:text-align="center"/>
      <style:text-properties fo:color="#cc0000" style:font-name="Cantarell1" fo:font-size="12pt" style:font-size-asian="18pt" style:font-weight-asian="normal" style:font-size-complex="18pt"/>
    </style:style>
    <style:style style:name="P5" style:family="paragraph">
      <loext:graphic-properties draw:fill="none"/>
      <style:paragraph-properties fo:text-align="center"/>
      <style:text-properties fo:color="#0000cc" style:font-name="Cantarell1" fo:font-size="12pt" fo:font-weight="bold" style:font-size-asian="18pt" style:font-weight-asian="bold" style:font-size-complex="18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000000" style:font-name="Cantarell1" fo:font-size="12pt" style:font-size-asian="18pt" style:font-weight-asian="normal" style:font-size-complex="18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text-properties fo:font-size="13pt"/>
    </style:style>
    <style:style style:name="P11" style:family="paragraph">
      <loext:graphic-properties draw:fill="none" draw:fill-color="#ffffff"/>
      <style:text-properties fo:font-size="13pt"/>
    </style:style>
    <style:style style:name="P12" style:family="paragraph">
      <style:text-properties fo:font-size="14pt"/>
    </style:style>
    <style:style style:name="P13" style:family="paragraph">
      <loext:graphic-properties draw:fill="none" draw:fill-color="#ffffff"/>
      <style:text-properties fo:font-size="14pt"/>
    </style:style>
    <style:style style:name="T1" style:family="text">
      <style:text-properties style:font-name="Cantarell1" fo:font-size="12pt" style:font-size-asian="18pt" style:font-weight-asian="normal" style:font-size-complex="18pt"/>
    </style:style>
    <style:style style:name="T2" style:family="text">
      <style:text-properties fo:color="#cc0000" style:font-name="Cantarell1" fo:font-size="12pt" style:font-size-asian="18pt" style:font-weight-asian="normal" style:font-size-complex="18pt"/>
    </style:style>
    <style:style style:name="T3" style:family="text">
      <style:text-properties fo:color="#0000cc" style:font-name="Cantarell1" fo:font-size="12pt" fo:font-weight="bold" style:font-size-asian="18pt" style:font-weight-asian="bold" style:font-size-complex="18pt" style:font-weight-complex="bold"/>
    </style:style>
    <style:style style:name="T4" style:family="text">
      <style:text-properties fo:color="#000000" style:font-name="Cantarell1" fo:font-size="12pt" style:font-size-asian="18pt" style:font-weight-asian="normal" style:font-size-complex="1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1" draw:id="id1" draw:layer="layout" svg:width="5.969cm" svg:height="2.413cm" svg:x="3.159cm" svg:y="3.35cm">
          <text:p text:style-name="P1"><text:span text:style-name="T1">PC Initialization</text:span></text:p>
          <text:p text:style-name="P1"><text:span text:style-name="T2">BIOS = ISOLINUX</text:span></text:p>
          <text:p text:style-name="P2"><text:span text:style-name="T1">[or] </text:span><text:span text:style-name="T3">UEFI = GRUB2</text:span></text:p>
          <text:p text:style-name="P1"><text:span text:style-name="T1">POST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2" draw:id="id2" draw:layer="layout" svg:width="5.969cm" svg:height="2.413cm" svg:x="10.059cm" svg:y="1.95cm">
          <text:p text:style-name="P1"><text:span text:style-name="T2">ISOLINUX from CD-ROM</text:span></text:p>
          <text:p text:style-name="P1"><text:span text:style-name="T2">(/isolinux/isolinux.bin)</text:span></text:p>
          <draw:enhanced-geometry svg:viewBox="0 0 21600 21600" draw:type="rectangle" draw:enhanced-path="M 0 0 L 21600 0 21600 21600 0 21600 0 0 Z N"/>
        </draw:custom-shape>
        <draw:custom-shape draw:style-name="gr1" draw:text-style-name="P5" xml:id="id3" draw:id="id3" draw:layer="layout" svg:width="5.969cm" svg:height="2.413cm" svg:x="10.017cm" svg:y="4.75cm">
          <text:p text:style-name="P1"><text:span text:style-name="T3">GRUB2 from CD-ROM</text:span></text:p>
          <text:p text:style-name="P1"><text:span text:style-name="T3">(/EFI/BOOT/grub*.efi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measurelines" svg:width="5.969cm" svg:height="2.413cm" svg:x="16.875cm" svg:y="1.962cm">
          <text:p text:style-name="P1"><text:span text:style-name="T2">ISOLINUX loads kernel</text:span></text:p>
          <text:p text:style-name="P1"><text:span text:style-name="T2">and initfs</text:span></text:p>
          <text:p text:style-name="P1"><text:span text:style-name="T2">(/isolinux directory on CD-ROM)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measurelines" draw:type="line" svg:x1="9.128cm" svg:y1="4.556cm" svg:x2="10.059cm" svg:y2="3.156cm" draw:start-shape="id1" draw:start-glue-point="1" draw:end-shape="id2" draw:end-glue-point="3" svg:d="M9128 4556l931-1400" svg:viewBox="0 0 932 1401">
          <text:p/>
        </draw:connector>
        <draw:connector draw:style-name="gr3" draw:text-style-name="P6" draw:layer="measurelines" draw:type="line" svg:x1="9.128cm" svg:y1="4.556cm" svg:x2="10.017cm" svg:y2="5.956cm" draw:start-shape="id1" draw:start-glue-point="1" draw:end-shape="id3" svg:d="M9128 4556l889 1400" svg:viewBox="0 0 890 1401">
          <text:p/>
        </draw:connector>
        <draw:connector draw:style-name="gr3" draw:text-style-name="P6" draw:layer="measurelines" draw:type="line" svg:x1="16.028cm" svg:y1="3.156cm" svg:x2="16.875cm" svg:y2="3.168cm" draw:start-shape="id2" draw:start-glue-point="1" draw:end-shape="id4" draw:end-glue-point="3" svg:d="M16028 3156l847 12" svg:viewBox="0 0 848 13">
          <text:p/>
        </draw:connector>
        <draw:custom-shape draw:style-name="gr2" draw:text-style-name="P7" xml:id="id5" draw:id="id5" draw:layer="measurelines" svg:width="5.969cm" svg:height="2.413cm" svg:x="23.725cm" svg:y="3.351cm">
          <text:p text:style-name="P1"><text:span text:style-name="T4">kernel decompresses initramfs</text:span></text:p>
          <text:p text:style-name="P1"><text:span text:style-name="T4">into in-memory “rootfs”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measurelines" draw:type="line" svg:x1="22.844cm" svg:y1="3.168cm" svg:x2="23.725cm" svg:y2="4.557cm" draw:start-shape="id4" draw:start-glue-point="1" draw:end-shape="id5" svg:d="M22844 3168l881 1389" svg:viewBox="0 0 882 1390">
          <text:p/>
        </draw:connector>
        <draw:custom-shape draw:style-name="gr2" draw:text-style-name="P5" xml:id="id6" draw:id="id6" draw:layer="measurelines" svg:width="5.969cm" svg:height="2.413cm" svg:x="16.875cm" svg:y="4.756cm">
          <text:p text:style-name="P1"><text:span text:style-name="T3">GRUB2 loads kernel</text:span></text:p>
          <text:p text:style-name="P1"><text:span text:style-name="T3">and initfsram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measurelines" draw:type="line" svg:x1="15.986cm" svg:y1="5.956cm" svg:x2="16.875cm" svg:y2="5.962cm" draw:start-shape="id3" draw:start-glue-point="1" draw:end-shape="id6" draw:end-glue-point="3" svg:d="M15986 5956l889 6" svg:viewBox="0 0 890 7">
          <text:p/>
        </draw:connector>
        <draw:connector draw:style-name="gr4" draw:text-style-name="P6" draw:layer="measurelines" draw:type="line" svg:x1="22.844cm" svg:y1="5.962cm" svg:x2="23.725cm" svg:y2="4.557cm" draw:start-shape="id6" draw:start-glue-point="1" draw:end-shape="id5" draw:end-glue-point="3" svg:d="M22844 5962l881-1405" svg:viewBox="0 0 882 1406">
          <text:p/>
        </draw:connector>
        <draw:custom-shape draw:style-name="gr2" draw:text-style-name="P7" xml:id="id7" draw:id="id7" draw:layer="layout" svg:width="5.969cm" svg:height="2.413cm" svg:x="23.725cm" svg:y="8.551cm">
          <text:p text:style-name="P1"><text:span text:style-name="T4">kernel starts systemd</text:span></text:p>
          <text:p text:style-name="P1"><text:span text:style-name="T4">from initramf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6.709cm" svg:y1="5.764cm" svg:x2="26.709cm" svg:y2="8.551cm" draw:start-shape="id5" draw:start-glue-point="2" draw:end-shape="id7" draw:end-glue-point="0" svg:d="M26709 5764v2787" svg:viewBox="0 0 1 2788">
          <text:p/>
        </draw:connector>
        <draw:custom-shape draw:style-name="gr2" draw:text-style-name="P7" xml:id="id8" draw:id="id8" draw:layer="layout" svg:width="5.969cm" svg:height="2.413cm" svg:x="16.925cm" svg:y="8.551cm">
          <text:p text:style-name="P1"><text:span text:style-name="T4">systemd starts running</text:span></text:p>
          <text:p text:style-name="P1"><text:span text:style-name="T4">dracut script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3.725cm" svg:y1="9.757cm" svg:x2="22.894cm" svg:y2="9.757cm" draw:start-shape="id7" draw:start-glue-point="3" draw:end-shape="id8" draw:end-glue-point="1" svg:d="M23725 9757h-831" svg:viewBox="0 0 832 1">
          <text:p/>
        </draw:connector>
        <draw:custom-shape draw:style-name="gr2" draw:text-style-name="P7" xml:id="id9" draw:id="id9" draw:layer="layout" svg:width="5.969cm" svg:height="2.413cm" svg:x="10.025cm" svg:y="8.551cm">
          <text:p text:style-name="P1"><text:span text:style-name="T4">udev begins probing devices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6.925cm" svg:y1="9.757cm" svg:x2="15.994cm" svg:y2="9.757cm" draw:start-shape="id8" draw:start-glue-point="3" draw:end-shape="id9" draw:end-glue-point="1" svg:d="M16925 9757h-931" svg:viewBox="0 0 932 1">
          <text:p/>
        </draw:connector>
        <draw:custom-shape draw:style-name="gr2" draw:text-style-name="P7" xml:id="id10" draw:id="id10" draw:layer="layout" svg:width="5.969cm" svg:height="2.413cm" svg:x="3.125cm" svg:y="8.551cm">
          <text:p text:style-name="P1"><text:span text:style-name="T4">anaconda-dracut looks</text:span></text:p>
          <text:p text:style-name="P1"><text:span text:style-name="T4">for CD-ROM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1" draw:id="id11" draw:layer="layout" svg:width="5.969cm" svg:height="2.413cm" svg:x="3.125cm" svg:y="11.851cm">
          <text:p text:style-name="P1"><text:span text:style-name="T4">anaconda-dracut mounts</text:span></text:p>
          <text:p text:style-name="P1"><text:span text:style-name="T4">CD-ROM</text:span></text:p>
          <text:p text:style-name="P1"><text:span text:style-name="T4">at /run/install/repo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0.025cm" svg:y1="9.757cm" svg:x2="9.094cm" svg:y2="9.757cm" draw:start-shape="id9" draw:end-shape="id10" draw:end-glue-point="1" svg:d="M10025 9757h-931" svg:viewBox="0 0 932 1">
          <text:p/>
        </draw:connector>
        <draw:connector draw:style-name="gr4" draw:text-style-name="P6" draw:layer="layout" draw:type="line" svg:x1="6.109cm" svg:y1="10.964cm" svg:x2="6.109cm" svg:y2="11.851cm" draw:start-shape="id10" draw:start-glue-point="2" draw:end-shape="id11" draw:end-glue-point="0" svg:d="M6109 10964v887" svg:viewBox="0 0 1 888">
          <text:p/>
        </draw:connector>
        <draw:custom-shape draw:style-name="gr2" draw:text-style-name="P7" xml:id="id12" draw:id="id12" draw:layer="layout" svg:width="5.969cm" svg:height="2.413cm" svg:x="10.025cm" svg:y="11.851cm">
          <text:p text:style-name="P1"><text:span text:style-name="T4">CD-ROM media check starts</text:span></text:p>
          <text:p text:style-name="P1"><text:span text:style-name="T4">(if requested at boot)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9.094cm" svg:y1="13.057cm" svg:x2="10.025cm" svg:y2="13.057cm" draw:start-shape="id11" draw:start-glue-point="1" draw:end-shape="id12" draw:end-glue-point="3" svg:d="M9094 13057h931" svg:viewBox="0 0 932 1">
          <text:p/>
        </draw:connector>
        <draw:custom-shape draw:style-name="gr2" draw:text-style-name="P7" xml:id="id13" draw:id="id13" draw:layer="layout" svg:width="5.969cm" svg:height="2.413cm" svg:x="16.925cm" svg:y="11.851cm">
          <text:p text:style-name="P1"><text:span text:style-name="T4">anaconda-dracut mounts</text:span></text:p>
          <text:p text:style-name="P1"><text:span text:style-name="T4">LIVEOS/squashfs.img</text:span></text:p>
          <text:p text:style-name="P1"><text:span text:style-name="T4">at /sysroo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15.994cm" svg:y1="13.057cm" svg:x2="16.925cm" svg:y2="13.057cm" draw:start-shape="id12" draw:start-glue-point="1" draw:end-shape="id13" draw:end-glue-point="3" svg:d="M15994 13057h931" svg:viewBox="0 0 932 1">
          <text:p/>
        </draw:connector>
        <draw:custom-shape draw:style-name="gr2" draw:text-style-name="P7" xml:id="id14" draw:id="id14" draw:layer="layout" svg:width="5.969cm" svg:height="2.413cm" svg:x="23.725cm" svg:y="11.851cm">
          <text:p text:style-name="P1"><text:span text:style-name="T4">systemd does switch-root</text:span></text:p>
          <text:p text:style-name="P1"><text:span text:style-name="T4">into /sysroot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2.894cm" svg:y1="13.057cm" svg:x2="23.725cm" svg:y2="13.057cm" draw:start-shape="id13" draw:end-shape="id14" svg:d="M22894 13057h831" svg:viewBox="0 0 832 1">
          <text:p/>
        </draw:connector>
        <draw:custom-shape draw:style-name="gr2" draw:text-style-name="P7" xml:id="id15" draw:id="id15" draw:layer="layout" svg:width="5.969cm" svg:height="2.413cm" svg:x="23.725cm" svg:y="15.151cm">
          <text:p text:style-name="P1"><text:span text:style-name="T4">systemd restarts, udev restarts</text:span></text:p>
          <text:p text:style-name="P1"><text:span text:style-name="T4">and resumes probing device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6" draw:id="id16" draw:layer="layout" svg:width="5.969cm" svg:height="2.413cm" svg:x="16.925cm" svg:y="15.151cm">
          <text:p text:style-name="P1"><text:span text:style-name="T4">Softlink for CD-ROM</text:span></text:p>
          <text:p text:style-name="P1"><text:span text:style-name="T4">added to /dev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7" draw:id="id17" draw:layer="layout" svg:width="5.969cm" svg:height="2.413cm" svg:x="10.025cm" svg:y="15.151cm">
          <text:p text:style-name="P1"><text:span text:style-name="T4">systemd start</text:span></text:p>
          <text:p text:style-name="P1"><text:span text:style-name="T4">NetworkManager.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8" draw:id="id18" draw:layer="layout" svg:width="5.969cm" svg:height="2.413cm" svg:x="3.125cm" svg:y="15.151cm">
          <text:p text:style-name="P1"><text:span text:style-name="T4">systemd starts</text:span></text:p>
          <text:p text:style-name="P1"><text:span text:style-name="T4">anaconda.ser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19" draw:id="id19" draw:layer="layout" svg:width="5.969cm" svg:height="2.413cm" svg:x="3.125cm" svg:y="18.451cm">
          <text:p text:style-name="P1"><text:span text:style-name="T4">anaconda starts Xorg.</text:span></text:p>
          <text:p text:style-name="P1"><text:span text:style-name="T4">Xorg probes for video card</text:span></text:p>
          <text:p text:style-name="P1"><text:span text:style-name="T4">and mon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0" draw:id="id20" draw:layer="layout" svg:width="5.969cm" svg:height="2.413cm" svg:x="10.025cm" svg:y="18.451cm">
          <text:p text:style-name="P1"><text:span text:style-name="T4">anaconda starts probing</text:span></text:p>
          <text:p text:style-name="P1"><text:span text:style-name="T4">disk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xml:id="id21" draw:id="id21" draw:layer="layout" svg:width="5.969cm" svg:height="2.413cm" svg:x="16.925cm" svg:y="18.451cm">
          <text:p text:style-name="P1"><text:span text:style-name="T4">Welcome to RHEL7</text:span>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draw:type="line" svg:x1="26.709cm" svg:y1="14.264cm" svg:x2="26.709cm" svg:y2="15.151cm" draw:start-shape="id14" draw:start-glue-point="2" draw:end-shape="id15" draw:end-glue-point="0" svg:d="M26709 14264v887" svg:viewBox="0 0 1 888">
          <text:p/>
        </draw:connector>
        <draw:connector draw:style-name="gr4" draw:text-style-name="P6" draw:layer="layout" draw:type="line" svg:x1="23.725cm" svg:y1="16.357cm" svg:x2="22.894cm" svg:y2="16.357cm" draw:start-shape="id15" draw:start-glue-point="3" draw:end-shape="id16" draw:end-glue-point="1" svg:d="M23725 16357h-831" svg:viewBox="0 0 832 1">
          <text:p/>
        </draw:connector>
        <draw:connector draw:style-name="gr4" draw:text-style-name="P6" draw:layer="layout" draw:type="line" svg:x1="16.925cm" svg:y1="16.357cm" svg:x2="15.994cm" svg:y2="16.357cm" draw:start-shape="id16" draw:start-glue-point="3" draw:end-shape="id17" draw:end-glue-point="1" svg:d="M16925 16357h-931" svg:viewBox="0 0 932 1">
          <text:p/>
        </draw:connector>
        <draw:connector draw:style-name="gr4" draw:text-style-name="P6" draw:layer="layout" draw:type="line" svg:x1="10.025cm" svg:y1="16.357cm" svg:x2="9.094cm" svg:y2="16.357cm" draw:start-shape="id17" draw:start-glue-point="3" draw:end-shape="id18" draw:end-glue-point="1" svg:d="M10025 16357h-931" svg:viewBox="0 0 932 1">
          <text:p/>
        </draw:connector>
        <draw:connector draw:style-name="gr4" draw:text-style-name="P6" draw:layer="layout" draw:type="line" svg:x1="6.109cm" svg:y1="17.564cm" svg:x2="6.109cm" svg:y2="18.451cm" draw:start-shape="id18" draw:start-glue-point="2" draw:end-shape="id19" draw:end-glue-point="0" svg:d="M6109 17564v887" svg:viewBox="0 0 1 888">
          <text:p/>
        </draw:connector>
        <draw:connector draw:style-name="gr4" draw:text-style-name="P6" draw:layer="layout" draw:type="line" svg:x1="9.094cm" svg:y1="19.657cm" svg:x2="10.025cm" svg:y2="19.657cm" draw:start-shape="id19" draw:start-glue-point="1" draw:end-shape="id20" draw:end-glue-point="3" svg:d="M9094 19657h931" svg:viewBox="0 0 932 1">
          <text:p/>
        </draw:connector>
        <draw:connector draw:style-name="gr4" draw:text-style-name="P6" draw:layer="layout" draw:type="line" svg:x1="15.994cm" svg:y1="19.657cm" svg:x2="16.925cm" svg:y2="19.657cm" draw:start-shape="id20" draw:start-glue-point="1" draw:end-shape="id21" draw:end-glue-point="3" svg:d="M15994 19657h931" svg:viewBox="0 0 932 1">
          <text:p/>
        </draw:connector>
        <draw:frame draw:style-name="gr5" draw:text-style-name="P8" draw:layer="layout" svg:width="0.762cm" svg:height="0.806cm" svg:x="15.297cm" svg:y="3.667cm">
          <draw:text-box>
            <text:p><text:span text:style-name="T5">2</text:span></text:p>
          </draw:text-box>
        </draw:frame>
        <draw:frame draw:style-name="gr6" draw:text-style-name="P8" draw:layer="layout" svg:width="0.762cm" svg:height="1.016cm" svg:x="28.897cm" svg:y="9.88cm">
          <draw:text-box>
            <text:p text:style-name="P9"><text:span text:style-name="T5">5</text:span></text:p>
          </draw:text-box>
        </draw:frame>
        <draw:frame draw:style-name="gr6" draw:text-style-name="P11" draw:layer="layout" svg:width="0.762cm" svg:height="1.016cm" svg:x="22.097cm" svg:y="9.88cm">
          <draw:text-box>
            <text:p text:style-name="P10">6</text:p>
          </draw:text-box>
        </draw:frame>
        <draw:frame draw:style-name="gr6" draw:text-style-name="P13" draw:layer="layout" svg:width="0.762cm" svg:height="1.016cm" svg:x="15.197cm" svg:y="9.88cm">
          <draw:text-box>
            <text:p text:style-name="P12">7</text:p>
          </draw:text-box>
        </draw:frame>
        <draw:frame draw:style-name="gr6" draw:text-style-name="P13" draw:layer="layout" svg:width="0.762cm" svg:height="1.016cm" svg:x="8.239cm" svg:y="9.89cm">
          <draw:text-box>
            <text:p text:style-name="P12">8</text:p>
          </draw:text-box>
        </draw:frame>
        <draw:frame draw:style-name="gr7" draw:text-style-name="P13" draw:layer="layout" svg:width="0.65cm" svg:height="0.806cm" svg:x="8.412cm" svg:y="13.473cm">
          <draw:text-box>
            <text:p text:style-name="P12">9</text:p>
          </draw:text-box>
        </draw:frame>
        <draw:frame draw:style-name="gr5" draw:text-style-name="P8" draw:layer="layout" svg:width="1.116cm" svg:height="0.806cm" svg:x="14.945cm" svg:y="13.537cm">
          <draw:text-box>
            <text:p><text:span text:style-name="T5">10</text:span></text:p>
          </draw:text-box>
        </draw:frame>
        <draw:frame draw:style-name="gr5" draw:text-style-name="P8" draw:layer="layout" svg:width="1.116cm" svg:height="0.806cm" svg:x="21.845cm" svg:y="13.537cm">
          <draw:text-box>
            <text:p><text:span text:style-name="T5">11</text:span></text:p>
          </draw:text-box>
        </draw:frame>
        <draw:frame draw:style-name="gr5" draw:text-style-name="P8" draw:layer="layout" svg:width="1.116cm" svg:height="0.806cm" svg:x="28.645cm" svg:y="13.537cm">
          <draw:text-box>
            <text:p><text:span text:style-name="T5">12</text:span></text:p>
          </draw:text-box>
        </draw:frame>
        <draw:frame draw:style-name="gr5" draw:text-style-name="P8" draw:layer="layout" svg:width="1.116cm" svg:height="0.806cm" svg:x="28.645cm" svg:y="16.837cm">
          <draw:text-box>
            <text:p><text:span text:style-name="T5">13</text:span></text:p>
          </draw:text-box>
        </draw:frame>
        <draw:frame draw:style-name="gr5" draw:text-style-name="P8" draw:layer="layout" svg:width="1.116cm" svg:height="0.806cm" svg:x="21.845cm" svg:y="16.837cm">
          <draw:text-box>
            <text:p><text:span text:style-name="T5">14</text:span></text:p>
          </draw:text-box>
        </draw:frame>
        <draw:frame draw:style-name="gr5" draw:text-style-name="P8" draw:layer="layout" svg:width="1.116cm" svg:height="0.806cm" svg:x="14.945cm" svg:y="16.837cm">
          <draw:text-box>
            <text:p><text:span text:style-name="T5">15</text:span></text:p>
          </draw:text-box>
        </draw:frame>
        <draw:frame draw:style-name="gr5" draw:text-style-name="P8" draw:layer="layout" svg:width="1.116cm" svg:height="0.806cm" svg:x="8.045cm" svg:y="16.837cm">
          <draw:text-box>
            <text:p><text:span text:style-name="T5">16</text:span></text:p>
          </draw:text-box>
        </draw:frame>
        <draw:frame draw:style-name="gr5" draw:text-style-name="P8" draw:layer="layout" svg:width="1.116cm" svg:height="0.806cm" svg:x="8.045cm" svg:y="20.137cm">
          <draw:text-box>
            <text:p><text:span text:style-name="T5">17</text:span></text:p>
          </draw:text-box>
        </draw:frame>
        <draw:frame draw:style-name="gr5" draw:text-style-name="P8" draw:layer="layout" svg:width="1.116cm" svg:height="0.806cm" svg:x="14.945cm" svg:y="20.137cm">
          <draw:text-box>
            <text:p><text:span text:style-name="T5">18</text:span></text:p>
          </draw:text-box>
        </draw:frame>
        <draw:frame draw:style-name="gr5" draw:text-style-name="P8" draw:layer="layout" svg:width="1.116cm" svg:height="0.806cm" svg:x="21.845cm" svg:y="20.137cm">
          <draw:text-box>
            <text:p><text:span text:style-name="T5">19</text:span></text:p>
          </draw:text-box>
        </draw:frame>
        <draw:frame draw:style-name="gr5" draw:text-style-name="P8" draw:layer="layout" svg:width="0.762cm" svg:height="0.806cm" svg:x="15.297cm" svg:y="6.467cm">
          <draw:text-box>
            <text:p><text:span text:style-name="T5">2</text:span></text:p>
          </draw:text-box>
        </draw:frame>
        <draw:frame draw:style-name="gr5" draw:text-style-name="P8" draw:layer="layout" svg:width="0.762cm" svg:height="0.806cm" svg:x="22.197cm" svg:y="6.467cm">
          <draw:text-box>
            <text:p><text:span text:style-name="T5">3</text:span></text:p>
          </draw:text-box>
        </draw:frame>
        <draw:frame draw:style-name="gr5" draw:text-style-name="P8" draw:layer="layout" svg:width="0.762cm" svg:height="0.806cm" svg:x="29.04cm" svg:y="5.018cm">
          <draw:text-box>
            <text:p><text:span text:style-name="T5">4</text:span></text:p>
          </draw:text-box>
        </draw:frame>
        <draw:frame draw:style-name="gr5" draw:text-style-name="P8" draw:layer="layout" svg:width="0.762cm" svg:height="0.806cm" svg:x="8.397cm" svg:y="5.067cm">
          <draw:text-box>
            <text:p><text:span text:style-name="T5">1</text:span></text:p>
          </draw:text-box>
        </draw:frame>
        <draw:frame draw:style-name="gr5" draw:text-style-name="P8" draw:layer="layout" svg:width="0.762cm" svg:height="0.806cm" svg:x="22.197cm" svg:y="3.667cm">
          <draw:text-box>
            <text:p><text:span text:style-name="T5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1" svg:font-family="Cantarell" style:font-adornments="Regular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102cm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georgie </meta:initial-creator>
    <meta:creation-date>2018-10-07T19:35:02.542597669</meta:creation-date>
    <dc:date>2018-10-08T08:46:33.374004596</dc:date>
    <dc:creator>pgeorgie </dc:creator>
    <meta:editing-duration>PT1H13M25S</meta:editing-duration>
    <meta:editing-cycles>29</meta:editing-cycles>
    <meta:generator>LibreOffice/5.0.6.2$Linux_X86_64 LibreOffice_project/00$Build-2</meta:generator>
    <meta:document-statistic meta:object-count="63"/>
  </office:meta>
</office:document-meta>
</file>